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4.24cm"/>
    </style:style>
    <style:style style:name="co3" style:family="table-column">
      <style:table-column-properties fo:break-before="auto" style:column-width="2.7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yaume d’Espagne et ses colonies</text:p>
          </table:table-cell>
          <table:table-cell office:value-type="string" calcext:value-type="string">
            <text:p>Royaume de Portugal et ses colonies</text:p>
          </table:table-cell>
          <table:table-cell office:value-type="string" calcext:value-type="string">
            <text:p>Royaume de Sardaigen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Naples et Sicile</text:p>
          </table:table-cell>
          <table:table-cell office:value-type="string" calcext:value-type="string">
            <text:p>États de Rome</text:p>
          </table:table-cell>
          <table:table-cell office:value-type="string" calcext:value-type="string">
            <text:p>Angleterre et ses colonies</text:p>
          </table:table-cell>
          <table:table-cell office:value-type="string" calcext:value-type="string">
            <text:p>Royaume des Pays-Bas et ses colonies</text:p>
          </table:table-cell>
          <table:table-cell office:value-type="string" calcext:value-type="string">
            <text:p>États de l’Allemagne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Empire d’Autriche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Royaume de Danemarck et ses colonies</text:p>
          </table:table-cell>
          <table:table-cell office:value-type="string" calcext:value-type="string">
            <text:p>Royaume de Suède et ses colonie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États-Unis d’Amérique</text:p>
          </table:table-cell>
          <table:table-cell office:value-type="string" calcext:value-type="string">
            <text:p>Empire Ottoman</text:p>
          </table:table-cell>
          <table:table-cell office:value-type="string" calcext:value-type="string">
            <text:p>Saint-Domingue</text:p>
          </table:table-cell>
          <table:table-cell office:value-type="string" calcext:value-type="string">
            <text:p>Colonies françaises</text:p>
          </table:table-cell>
          <table:table-cell office:value-type="string" calcext:value-type="string">
            <text:p>Origine inconnu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estiaux</text:p>
          </table:table-cell>
          <table:table-cell office:value-type="float" office:value="29200" calcext:value-type="float">
            <text:p>29 200</text:p>
          </table:table-cell>
          <table:table-cell/>
          <table:table-cell office:value-type="float" office:value="919000" calcext:value-type="float">
            <text:p>919 000</text:p>
          </table:table-cell>
          <table:table-cell table:number-columns-repeated="3"/>
          <table:table-cell office:value-type="float" office:value="2500" calcext:value-type="float">
            <text:p>2 500</text:p>
          </table:table-cell>
          <table:table-cell office:value-type="float" office:value="4953100" calcext:value-type="float">
            <text:p>4 953 100</text:p>
          </table:table-cell>
          <table:table-cell office:value-type="float" office:value="5216700" calcext:value-type="float">
            <text:p>5 216 700</text:p>
          </table:table-cell>
          <table:table-cell office:value-type="float" office:value="2376200" calcext:value-type="float">
            <text:p>2 376 200</text:p>
          </table:table-cell>
          <table:table-cell office:value-type="float" office:value="1287100" calcext:value-type="float">
            <text:p>1 287 100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urre</text:p>
          </table:table-cell>
          <table:table-cell office:value-type="float" office:value="9100" calcext:value-type="float">
            <text:p>9 100</text:p>
          </table:table-cell>
          <table:table-cell/>
          <table:table-cell office:value-type="float" office:value="102500" calcext:value-type="float">
            <text:p>102 500</text:p>
          </table:table-cell>
          <table:table-cell table:number-columns-repeated="3"/>
          <table:table-cell office:value-type="float" office:value="1500" calcext:value-type="float">
            <text:p>1 500</text:p>
          </table:table-cell>
          <table:table-cell office:value-type="float" office:value="143200" calcext:value-type="float">
            <text:p>143 200</text:p>
          </table:table-cell>
          <table:table-cell office:value-type="float" office:value="172000" calcext:value-type="float">
            <text:p>172 000</text:p>
          </table:table-cell>
          <table:table-cell office:value-type="float" office:value="31800" calcext:value-type="float">
            <text:p>31 800</text:p>
          </table:table-cell>
          <table:table-cell table:number-columns-repeated="7"/>
          <table:table-cell office:value-type="float" office:value="4700" calcext:value-type="float">
            <text:p>4 7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lés</text:p>
          </table:table-cell>
          <table:table-cell table:number-columns-repeated="2"/>
          <table:table-cell office:value-type="float" office:value="2153000" calcext:value-type="float">
            <text:p>2 153 000</text:p>
          </table:table-cell>
          <table:table-cell office:value-type="float" office:value="227000" calcext:value-type="float">
            <text:p>227 000</text:p>
          </table:table-cell>
          <table:table-cell office:value-type="float" office:value="32100" calcext:value-type="float">
            <text:p>32 100</text:p>
          </table:table-cell>
          <table:table-cell office:value-type="float" office:value="18000" calcext:value-type="float">
            <text:p>18 000</text:p>
          </table:table-cell>
          <table:table-cell office:value-type="float" office:value="826900" calcext:value-type="float">
            <text:p>826 900</text:p>
          </table:table-cell>
          <table:table-cell office:value-type="float" office:value="3363700" calcext:value-type="float">
            <text:p>3 363 700</text:p>
          </table:table-cell>
          <table:table-cell office:value-type="float" office:value="112100" calcext:value-type="float">
            <text:p>112 100</text:p>
          </table:table-cell>
          <table:table-cell office:value-type="float" office:value="2200" calcext:value-type="float">
            <text:p>2 200</text:p>
          </table:table-cell>
          <table:table-cell office:value-type="float" office:value="53300" calcext:value-type="float">
            <text:p>53 300</text:p>
          </table:table-cell>
          <table:table-cell/>
          <table:table-cell office:value-type="float" office:value="59800" calcext:value-type="float">
            <text:p>59 800</text:p>
          </table:table-cell>
          <table:table-cell/>
          <table:table-cell office:value-type="float" office:value="2300" calcext:value-type="float">
            <text:p>2 300</text:p>
          </table:table-cell>
          <table:table-cell office:value-type="float" office:value="3017700" calcext:value-type="float">
            <text:p>3 017 700</text:p>
          </table:table-cell>
          <table:table-cell office:value-type="float" office:value="8200" calcext:value-type="float">
            <text:p>8 200</text:p>
          </table:table-cell>
          <table:table-cell office:value-type="float" office:value="762200" calcext:value-type="float">
            <text:p>762 2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airs fraîches et salées</text:p>
          </table:table-cell>
          <table:table-cell office:value-type="float" office:value="1800" calcext:value-type="float">
            <text:p>1 800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28500" calcext:value-type="float">
            <text:p>28500</text:p>
          </table:table-cell>
          <table:table-cell office:value-type="float" office:value="12700" calcext:value-type="float">
            <text:p>12 700</text:p>
          </table:table-cell>
          <table:table-cell office:value-type="float" office:value="2000" calcext:value-type="float">
            <text:p>2 000</text:p>
          </table:table-cell>
          <table:table-cell/>
          <table:table-cell office:value-type="float" office:value="8700" calcext:value-type="float">
            <text:p>8 700</text:p>
          </table:table-cell>
          <table:table-cell office:value-type="float" office:value="93300" calcext:value-type="float">
            <text:p>93 300</text:p>
          </table:table-cell>
          <table:table-cell office:value-type="float" office:value="18700" calcext:value-type="float">
            <text:p>18 700</text:p>
          </table:table-cell>
          <table:table-cell office:value-type="float" office:value="4100" calcext:value-type="float">
            <text:p>4 100</text:p>
          </table:table-cell>
          <table:table-cell office:value-type="float" office:value="2900" calcext:value-type="float">
            <text:p>2 9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rine et biscuits de mer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9600" calcext:value-type="float">
            <text:p>9 600</text:p>
          </table:table-cell>
          <table:table-cell office:value-type="float" office:value="31100" calcext:value-type="float">
            <text:p>31 100</text:p>
          </table:table-cell>
          <table:table-cell table:number-columns-repeated="2"/>
          <table:table-cell office:value-type="float" office:value="1400" calcext:value-type="float">
            <text:p>1 400</text:p>
          </table:table-cell>
          <table:table-cell office:value-type="float" office:value="14200" calcext:value-type="float">
            <text:p>14 200</text:p>
          </table:table-cell>
          <table:table-cell office:value-type="float" office:value="20000" calcext:value-type="float">
            <text:p>20 000</text:p>
          </table:table-cell>
          <table:table-cell table:number-columns-repeated="7"/>
          <table:table-cell office:value-type="float" office:value="172800" calcext:value-type="float">
            <text:p>172 8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arine pâtes d’Italie</text:p>
          </table:table-cell>
          <table:table-cell table:number-columns-repeated="2"/>
          <table:table-cell office:value-type="float" office:value="127800" calcext:value-type="float">
            <text:p>127 800</text:p>
          </table:table-cell>
          <table:table-cell office:value-type="float" office:value="11100" calcext:value-type="float">
            <text:p>11 100</text:p>
          </table:table-cell>
          <table:table-cell office:value-type="float" office:value="6200" calcext:value-type="float">
            <text:p>6 200</text:p>
          </table:table-cell>
          <table:table-cell/>
          <table:table-cell office:value-type="float" office:value="11200" calcext:value-type="float">
            <text:p>11 200</text:p>
          </table:table-cell>
          <table:table-cell office:value-type="float" office:value="2500" calcext:value-type="float">
            <text:p>2 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age</text:p>
          </table:table-cell>
          <table:table-cell office:value-type="float" office:value="1900" calcext:value-type="float">
            <text:p>1 900</text:p>
          </table:table-cell>
          <table:table-cell/>
          <table:table-cell office:value-type="float" office:value="367600" calcext:value-type="float">
            <text:p>367 600</text:p>
          </table:table-cell>
          <table:table-cell office:value-type="float" office:value="3700" calcext:value-type="float">
            <text:p>3 700</text:p>
          </table:table-cell>
          <table:table-cell office:value-type="float" office:value="16700" calcext:value-type="float">
            <text:p>16 700</text:p>
          </table:table-cell>
          <table:table-cell office:value-type="float" office:value="1500" calcext:value-type="float">
            <text:p>1 500</text:p>
          </table:table-cell>
          <table:table-cell office:value-type="float" office:value="62300" calcext:value-type="float">
            <text:p>62 300</text:p>
          </table:table-cell>
          <table:table-cell office:value-type="float" office:value="3674000" calcext:value-type="float">
            <text:p>3 674 000</text:p>
          </table:table-cell>
          <table:table-cell office:value-type="float" office:value="20700" calcext:value-type="float">
            <text:p>20 700</text:p>
          </table:table-cell>
          <table:table-cell office:value-type="float" office:value="1413700" calcext:value-type="float">
            <text:p>1 413 700</text:p>
          </table:table-cell>
          <table:table-cell office:value-type="float" office:value="700" calcext:value-type="float">
            <text:p>700</text:p>
          </table:table-cell>
          <table:table-cell table:number-columns-repeated="4"/>
          <table:table-cell office:value-type="float" office:value="800" calcext:value-type="float">
            <text:p>800</text:p>
          </table:table-cell>
          <table:table-cell/>
          <table:table-cell office:value-type="float" office:value="1500" calcext:value-type="float">
            <text:p>1 5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uits frais, principalement en citrons et oranges</text:p>
          </table:table-cell>
          <table:table-cell office:value-type="float" office:value="1104900" calcext:value-type="float">
            <text:p>1 104 900</text:p>
          </table:table-cell>
          <table:table-cell office:value-type="float" office:value="557000" calcext:value-type="float">
            <text:p>557 000</text:p>
          </table:table-cell>
          <table:table-cell office:value-type="float" office:value="516900" calcext:value-type="float">
            <text:p>516 900</text:p>
          </table:table-cell>
          <table:table-cell office:value-type="float" office:value="28500" calcext:value-type="float">
            <text:p>28 500</text:p>
          </table:table-cell>
          <table:table-cell office:value-type="float" office:value="762400" calcext:value-type="float">
            <text:p>762 400</text:p>
          </table:table-cell>
          <table:table-cell/>
          <table:table-cell office:value-type="float" office:value="25800" calcext:value-type="float">
            <text:p>25 800</text:p>
          </table:table-cell>
          <table:table-cell office:value-type="float" office:value="39700" calcext:value-type="float">
            <text:p>39 700</text:p>
          </table:table-cell>
          <table:table-cell office:value-type="float" office:value="75000" calcext:value-type="float">
            <text:p>75 000</text:p>
          </table:table-cell>
          <table:table-cell office:value-type="float" office:value="19000" calcext:value-type="float">
            <text:p>19 000</text:p>
          </table:table-cell>
          <table:table-cell table:number-columns-repeated="7"/>
          <table:table-cell office:value-type="float" office:value="10300" calcext:value-type="float">
            <text:p>10 300</text:p>
          </table:table-cell>
          <table:table-cell/>
          <table:table-cell office:value-type="float" office:value="4300" calcext:value-type="float">
            <text:p>4 3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ruits secs, de toute sorte</text:p>
          </table:table-cell>
          <table:table-cell office:value-type="float" office:value="614200" calcext:value-type="float">
            <text:p>614 200</text:p>
          </table:table-cell>
          <table:table-cell office:value-type="float" office:value="238800" calcext:value-type="float">
            <text:p>238 800</text:p>
          </table:table-cell>
          <table:table-cell office:value-type="float" office:value="50400" calcext:value-type="float">
            <text:p>50 400</text:p>
          </table:table-cell>
          <table:table-cell office:value-type="float" office:value="44100" calcext:value-type="float">
            <text:p>44 100</text:p>
          </table:table-cell>
          <table:table-cell office:value-type="float" office:value="300500" calcext:value-type="float">
            <text:p>300 500</text:p>
          </table:table-cell>
          <table:table-cell/>
          <table:table-cell office:value-type="float" office:value="13000" calcext:value-type="float">
            <text:p>13 000</text:p>
          </table:table-cell>
          <table:table-cell office:value-type="float" office:value="48000" calcext:value-type="float">
            <text:p>48 000</text:p>
          </table:table-cell>
          <table:table-cell office:value-type="float" office:value="600" calcext:value-type="float">
            <text:p>600</text:p>
          </table:table-cell>
          <table:table-cell office:value-type="float" office:value="1900" calcext:value-type="float">
            <text:p>1 900</text:p>
          </table:table-cell>
          <table:table-cell table:number-columns-repeated="7"/>
          <table:table-cell office:value-type="float" office:value="155600" calcext:value-type="float">
            <text:p>155 6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uile d’olive à manger</text:p>
          </table:table-cell>
          <table:table-cell office:value-type="float" office:value="813600" calcext:value-type="float">
            <text:p>813 600</text:p>
          </table:table-cell>
          <table:table-cell/>
          <table:table-cell office:value-type="float" office:value="10764600" calcext:value-type="float">
            <text:p>10 764 600</text:p>
          </table:table-cell>
          <table:table-cell office:value-type="float" office:value="2961500" calcext:value-type="float">
            <text:p>2 961 500</text:p>
          </table:table-cell>
          <table:table-cell office:value-type="float" office:value="857200" calcext:value-type="float">
            <text:p>857 200</text:p>
          </table:table-cell>
          <table:table-cell office:value-type="float" office:value="1300" calcext:value-type="float">
            <text:p>1 300</text:p>
          </table:table-cell>
          <table:table-cell office:value-type="float" office:value="1100" calcext:value-type="float">
            <text:p>1 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égumes</text:p>
          </table:table-cell>
          <table:table-cell office:value-type="float" office:value="15100" calcext:value-type="float">
            <text:p>15 100</text:p>
          </table:table-cell>
          <table:table-cell/>
          <table:table-cell office:value-type="float" office:value="37300" calcext:value-type="float">
            <text:p>37 300</text:p>
          </table:table-cell>
          <table:table-cell office:value-type="float" office:value="17900" calcext:value-type="float">
            <text:p>17 900</text:p>
          </table:table-cell>
          <table:table-cell table:number-columns-repeated="2"/>
          <table:table-cell office:value-type="float" office:value="21900" calcext:value-type="float">
            <text:p>21 900</text:p>
          </table:table-cell>
          <table:table-cell office:value-type="float" office:value="29000" calcext:value-type="float">
            <text:p>29 000</text:p>
          </table:table-cell>
          <table:table-cell office:value-type="float" office:value="14400" calcext:value-type="float">
            <text:p>14 400</text:p>
          </table:table-cell>
          <table:table-cell office:value-type="float" office:value="1600" calcext:value-type="float">
            <text:p>1 60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202800" calcext:value-type="float">
            <text:p>202 8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oissons frais et salés</text:p>
          </table:table-cell>
          <table:table-cell office:value-type="float" office:value="230600" calcext:value-type="float">
            <text:p>230 600</text:p>
          </table:table-cell>
          <table:table-cell/>
          <table:table-cell office:value-type="float" office:value="7800" calcext:value-type="float">
            <text:p>7 800</text:p>
          </table:table-cell>
          <table:table-cell office:value-type="float" office:value="10700" calcext:value-type="float">
            <text:p>10 700</text:p>
          </table:table-cell>
          <table:table-cell table:number-columns-repeated="2"/>
          <table:table-cell office:value-type="float" office:value="2100" calcext:value-type="float">
            <text:p>2 100</text:p>
          </table:table-cell>
          <table:table-cell office:value-type="float" office:value="66500" calcext:value-type="float">
            <text:p>66 500</text:p>
          </table:table-cell>
          <table:table-cell office:value-type="float" office:value="24300" calcext:value-type="float">
            <text:p>24 300</text:p>
          </table:table-cell>
          <table:table-cell office:value-type="float" office:value="2900" calcext:value-type="float">
            <text:p>2 900</text:p>
          </table:table-cell>
          <table:table-cell office:value-type="float" office:value="15800" calcext:value-type="float">
            <text:p>15 800</text:p>
          </table:table-cell>
          <table:table-cell table:style-name="Default"/>
          <table:table-cell table:number-columns-repeated="2"/>
          <table:table-cell office:value-type="float" office:value="17600" calcext:value-type="float">
            <text:p>17 6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ovisions de bouche</text:p>
          </table:table-cell>
          <table:table-cell office:value-type="float" office:value="12800" calcext:value-type="float">
            <text:p>12 800</text:p>
          </table:table-cell>
          <table:table-cell office:value-type="float" office:value="4700" calcext:value-type="float">
            <text:p>4 700</text:p>
          </table:table-cell>
          <table:table-cell office:value-type="float" office:value="40100" calcext:value-type="float">
            <text:p>40 100</text:p>
          </table:table-cell>
          <table:table-cell office:value-type="float" office:value="4100" calcext:value-type="float">
            <text:p>4 1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7200" calcext:value-type="float">
            <text:p>7 200</text:p>
          </table:table-cell>
          <table:table-cell office:value-type="float" office:value="35700" calcext:value-type="float">
            <text:p>35 700</text:p>
          </table:table-cell>
          <table:table-cell office:value-type="float" office:value="75500" calcext:value-type="float">
            <text:p>75 500</text:p>
          </table:table-cell>
          <table:table-cell office:value-type="float" office:value="5000" calcext:value-type="float">
            <text:p>5 000</text:p>
          </table:table-cell>
          <table:table-cell office:value-type="float" office:value="4100" calcext:value-type="float">
            <text:p>4 100</text:p>
          </table:table-cell>
          <table:table-cell office:value-type="float" office:value="1200" calcext:value-type="float">
            <text:p>1 200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1700" calcext:value-type="float">
            <text:p>1 700</text:p>
          </table:table-cell>
          <table:table-cell office:value-type="float" office:value="3700" calcext:value-type="float">
            <text:p>3 700</text:p>
          </table:table-cell>
          <table:table-cell office:value-type="float" office:value="16600" calcext:value-type="float">
            <text:p>16 600</text:p>
          </table:table-cell>
          <table:table-cell office:value-type="float" office:value="400" calcext:value-type="float">
            <text:p>400</text:p>
          </table:table-cell>
          <table:table-cell office:value-type="float" office:value="42700" calcext:value-type="float">
            <text:p>42 7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z</text:p>
          </table:table-cell>
          <table:table-cell office:value-type="float" office:value="19400" calcext:value-type="float">
            <text:p>19 400</text:p>
          </table:table-cell>
          <table:table-cell office:value-type="float" office:value="800" calcext:value-type="float">
            <text:p>800</text:p>
          </table:table-cell>
          <table:table-cell office:value-type="float" office:value="1355200" calcext:value-type="float">
            <text:p>1 355 200</text:p>
          </table:table-cell>
          <table:table-cell office:value-type="float" office:value="47100" calcext:value-type="float">
            <text:p>47 100</text:p>
          </table:table-cell>
          <table:table-cell table:number-columns-repeated="2"/>
          <table:table-cell office:value-type="float" office:value="177300" calcext:value-type="float">
            <text:p>177 300</text:p>
          </table:table-cell>
          <table:table-cell office:value-type="float" office:value="42000" calcext:value-type="float">
            <text:p>42 000</text:p>
          </table:table-cell>
          <table:table-cell office:value-type="float" office:value="5400" calcext:value-type="float">
            <text:p>5 400</text:p>
          </table:table-cell>
          <table:table-cell office:value-type="float" office:value="6100" calcext:value-type="float">
            <text:p>6 100</text:p>
          </table:table-cell>
          <table:table-cell table:number-columns-repeated="2"/>
          <table:table-cell office:value-type="float" office:value="1600" calcext:value-type="float">
            <text:p>1 600</text:p>
          </table:table-cell>
          <table:table-cell table:number-columns-repeated="2"/>
          <table:table-cell office:value-type="float" office:value="14500" calcext:value-type="float">
            <text:p>14 500</text:p>
          </table:table-cell>
          <table:table-cell office:value-type="float" office:value="606700" calcext:value-type="float">
            <text:p>606 700</text:p>
          </table:table-cell>
          <table:table-cell office:value-type="float" office:value="248300" calcext:value-type="float">
            <text:p>248 300</text:p>
          </table:table-cell>
          <table:table-cell/>
          <table:table-cell office:value-type="float" office:value="11500" calcext:value-type="float">
            <text:p>11 5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ère, cidre et vinaigre</text:p>
          </table:table-cell>
          <table:table-cell table:number-columns-repeated="2"/>
          <table:table-cell office:value-type="float" office:value="2100" calcext:value-type="float">
            <text:p>2 100</text:p>
          </table:table-cell>
          <table:table-cell table:number-columns-repeated="3"/>
          <table:table-cell office:value-type="float" office:value="3700" calcext:value-type="float">
            <text:p>3 700</text:p>
          </table:table-cell>
          <table:table-cell office:value-type="float" office:value="17600" calcext:value-type="float">
            <text:p>17 600</text:p>
          </table:table-cell>
          <table:table-cell office:value-type="float" office:value="7300" calcext:value-type="float">
            <text:p>7 300</text:p>
          </table:table-cell>
          <table:table-cell office:value-type="float" office:value="7200" calcext:value-type="float">
            <text:p>7 200</text:p>
          </table:table-cell>
          <table:table-cell office:value-type="float" office:value="2900" calcext:value-type="float">
            <text:p>2 9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ux-de-vie et liqueurs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5"/>
          <table:table-cell office:value-type="float" office:value="6800" calcext:value-type="float">
            <text:p>6 800</text:p>
          </table:table-cell>
          <table:table-cell office:value-type="float" office:value="700" calcext:value-type="float">
            <text:p>700</text:p>
          </table:table-cell>
          <table:table-cell office:value-type="float" office:value="4900" calcext:value-type="float">
            <text:p>4 900</text:p>
          </table:table-cell>
          <table:table-cell table:number-columns-repeated="9"/>
          <table:table-cell office:value-type="float" office:value="15000" calcext:value-type="float">
            <text:p>15 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ins ordinaires et divers</text:p>
          </table:table-cell>
          <table:table-cell office:value-type="float" office:value="220000" calcext:value-type="float">
            <text:p>220 000</text:p>
          </table:table-cell>
          <table:table-cell office:value-type="float" office:value="4900" calcext:value-type="float">
            <text:p>4 900</text:p>
          </table:table-cell>
          <table:table-cell office:value-type="float" office:value="1500" calcext:value-type="float">
            <text:p>1 500</text:p>
          </table:table-cell>
          <table:table-cell/>
          <table:table-cell office:value-type="float" office:value="1500" calcext:value-type="float">
            <text:p>1 500</text:p>
          </table:table-cell>
          <table:table-cell/>
          <table:table-cell table:number-columns-repeated="2" office:value-type="float" office:value="2000" calcext:value-type="float">
            <text:p>2 000</text:p>
          </table:table-cell>
          <table:table-cell office:value-type="float" office:value="8500" calcext:value-type="float">
            <text:p>8 500</text:p>
          </table:table-cell>
          <table:table-cell office:value-type="float" office:value="1400" calcext:value-type="float">
            <text:p>1 400</text:p>
          </table:table-cell>
          <table:table-cell office:value-type="float" office:value="2700" calcext:value-type="float">
            <text:p>2 700</text:p>
          </table:table-cell>
          <table:table-cell table:number-columns-repeated="5"/>
          <table:table-cell office:value-type="float" office:value="2300" calcext:value-type="float">
            <text:p>2 300</text:p>
          </table:table-cell>
          <table:table-cell office:value-type="float" office:value="2100" calcext:value-type="float">
            <text:p>2 100</text:p>
          </table:table-cell>
          <table:table-cell/>
          <table:table-cell office:value-type="float" office:value="2000" calcext:value-type="float">
            <text:p>2 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ins de liqueur</text:p>
          </table:table-cell>
          <table:table-cell office:value-type="float" office:value="478300" calcext:value-type="float">
            <text:p>478 300</text:p>
          </table:table-cell>
          <table:table-cell office:value-type="float" office:value="16500" calcext:value-type="float">
            <text:p>16 500</text:p>
          </table:table-cell>
          <table:table-cell/>
          <table:table-cell office:value-type="float" office:value="2500" calcext:value-type="float">
            <text:p>2 500</text:p>
          </table:table-cell>
          <table:table-cell office:value-type="float" office:value="1000" calcext:value-type="float">
            <text:p>1 000</text:p>
          </table:table-cell>
          <table:table-cell/>
          <table:table-cell office:value-type="float" office:value="57900" calcext:value-type="float">
            <text:p>57 900</text:p>
          </table:table-cell>
          <table:table-cell office:value-type="float" office:value="2500" calcext:value-type="float">
            <text:p>2 500</text:p>
          </table:table-cell>
          <table:table-cell table:number-columns-repeated="5"/>
          <table:table-cell office:value-type="float" office:value="3400" calcext:value-type="float">
            <text:p>3 400</text:p>
          </table:table-cell>
          <table:table-cell table:number-columns-repeated="3"/>
          <table:table-cell office:value-type="float" office:value="10000" calcext:value-type="float">
            <text:p>10 000</text:p>
          </table:table-cell>
          <table:table-cell office:value-type="float" office:value="900" calcext:value-type="float">
            <text:p>900</text:p>
          </table:table-cell>
          <table:table-cell office:value-type="float" office:value="6800" calcext:value-type="float">
            <text:p>6 8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cao</text:p>
          </table:table-cell>
          <table:table-cell office:value-type="float" office:value="164600" calcext:value-type="float">
            <text:p>164 600</text:p>
          </table:table-cell>
          <table:table-cell office:value-type="float" office:value="406700" calcext:value-type="float">
            <text:p>406 700</text:p>
          </table:table-cell>
          <table:table-cell office:value-type="float" office:value="19400" calcext:value-type="float">
            <text:p>19 400</text:p>
          </table:table-cell>
          <table:table-cell office:value-type="float" office:value="41500" calcext:value-type="float">
            <text:p>41 500</text:p>
          </table:table-cell>
          <table:table-cell table:number-columns-repeated="2"/>
          <table:table-cell office:value-type="float" office:value="311600" calcext:value-type="float">
            <text:p>311 600</text:p>
          </table:table-cell>
          <table:table-cell office:value-type="float" office:value="8100" calcext:value-type="float">
            <text:p>8 100</text:p>
          </table:table-cell>
          <table:table-cell office:value-type="float" office:value="8500" calcext:value-type="float">
            <text:p>8 500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1800" calcext:value-type="float">
            <text:p>1 800</text:p>
          </table:table-cell>
          <table:table-cell office:value-type="float" office:value="122900" calcext:value-type="float">
            <text:p>122 900</text:p>
          </table:table-cell>
          <table:table-cell table:number-columns-repeated="2"/>
          <table:table-cell office:value-type="float" office:value="9000" calcext:value-type="float">
            <text:p>9 000</text:p>
          </table:table-cell>
          <table:table-cell/>
          <table:table-cell office:value-type="float" office:value="16600" calcext:value-type="float">
            <text:p>16 600</text:p>
          </table:table-cell>
          <table:table-cell office:value-type="float" office:value="483900" calcext:value-type="float">
            <text:p>483 9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fé</text:p>
          </table:table-cell>
          <table:table-cell office:value-type="float" office:value="391700" calcext:value-type="float">
            <text:p>391 700</text:p>
          </table:table-cell>
          <table:table-cell office:value-type="float" office:value="43300" calcext:value-type="float">
            <text:p>43 300</text:p>
          </table:table-cell>
          <table:table-cell office:value-type="float" office:value="19500" calcext:value-type="float">
            <text:p>19 500</text:p>
          </table:table-cell>
          <table:table-cell office:value-type="float" office:value="10800" calcext:value-type="float">
            <text:p>10 800</text:p>
          </table:table-cell>
          <table:table-cell table:number-columns-repeated="2"/>
          <table:table-cell office:value-type="float" office:value="77600" calcext:value-type="float">
            <text:p>77 600</text:p>
          </table:table-cell>
          <table:table-cell office:value-type="float" office:value="14100" calcext:value-type="float">
            <text:p>14 100</text:p>
          </table:table-cell>
          <table:table-cell/>
          <table:table-cell office:value-type="float" office:value="7300" calcext:value-type="float">
            <text:p>7 300</text:p>
          </table:table-cell>
          <table:table-cell table:number-columns-repeated="3"/>
          <table:table-cell office:value-type="float" office:value="33400" calcext:value-type="float">
            <text:p>33 400</text:p>
          </table:table-cell>
          <table:table-cell table:number-columns-repeated="2"/>
          <table:table-cell office:value-type="float" office:value="31200" calcext:value-type="float">
            <text:p>31 200</text:p>
          </table:table-cell>
          <table:table-cell office:value-type="float" office:value="99000" calcext:value-type="float">
            <text:p>99 000</text:p>
          </table:table-cell>
          <table:table-cell office:value-type="float" office:value="12222000" calcext:value-type="float">
            <text:p>12 222 000</text:p>
          </table:table-cell>
          <table:table-cell office:value-type="float" office:value="10395800" calcext:value-type="float">
            <text:p>10 395 8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hum et tafia</text:p>
          </table:table-cell>
          <table:table-cell table:number-columns-repeated="19"/>
          <table:table-cell office:value-type="float" office:value="403400" calcext:value-type="float">
            <text:p>403 4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ucre brut</text:p>
          </table:table-cell>
          <table:table-cell office:value-type="float" office:value="52800" calcext:value-type="float">
            <text:p>52 800</text:p>
          </table:table-cell>
          <table:table-cell office:value-type="float" office:value="28300" calcext:value-type="float">
            <text:p>28 300</text:p>
          </table:table-cell>
          <table:table-cell office:value-type="float" office:value="9400" calcext:value-type="float">
            <text:p>9 400</text:p>
          </table:table-cell>
          <table:table-cell office:value-type="float" office:value="13300" calcext:value-type="float">
            <text:p>13 300</text:p>
          </table:table-cell>
          <table:table-cell table:number-columns-repeated="2"/>
          <table:table-cell office:value-type="float" office:value="409600" calcext:value-type="float">
            <text:p>409 600</text:p>
          </table:table-cell>
          <table:table-cell office:value-type="float" office:value="6000" calcext:value-type="float">
            <text:p>6 000</text:p>
          </table:table-cell>
          <table:table-cell table:number-columns-repeated="8"/>
          <table:table-cell office:value-type="float" office:value="15300" calcext:value-type="float">
            <text:p>15 300</text:p>
          </table:table-cell>
          <table:table-cell/>
          <table:table-cell office:value-type="float" office:value="190900" calcext:value-type="float">
            <text:p>190 900</text:p>
          </table:table-cell>
          <table:table-cell office:value-type="float" office:value="37209500" calcext:value-type="float">
            <text:p>37 209 5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ucre terré</text:p>
          </table:table-cell>
          <table:table-cell office:value-type="float" office:value="2036400" calcext:value-type="float">
            <text:p>2 036 400</text:p>
          </table:table-cell>
          <table:table-cell office:value-type="float" office:value="17300" calcext:value-type="float">
            <text:p>17 300</text:p>
          </table:table-cell>
          <table:table-cell/>
          <table:table-cell office:value-type="float" office:value="12100" calcext:value-type="float">
            <text:p>12 100</text:p>
          </table:table-cell>
          <table:table-cell table:number-columns-repeated="3"/>
          <table:table-cell office:value-type="float" office:value="6900" calcext:value-type="float">
            <text:p>6 900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5"/>
          <table:table-cell office:value-type="float" office:value="6150300" calcext:value-type="float">
            <text:p>6 150 3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hé</text:p>
          </table:table-cell>
          <table:table-cell office:value-type="float" office:value="2300" calcext:value-type="float">
            <text:p>2 300</text:p>
          </table:table-cell>
          <table:table-cell office:value-type="float" office:value="19300" calcext:value-type="float">
            <text:p>19 3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20000" calcext:value-type="float">
            <text:p>20 000</text:p>
          </table:table-cell>
          <table:table-cell office:value-type="float" office:value="13300" calcext:value-type="float">
            <text:p>13 3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4400" calcext:value-type="float">
            <text:p>4 4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99700" calcext:value-type="float">
            <office:annotation draw:style-name="gr1" draw:text-style-name="P2" svg:width="2.899cm" svg:height="1.799cm" svg:x="46.26cm" svg:y="9.788cm" draw:caption-point-x="-0.61cm" draw:caption-point-y="1.51cm">
              <dc:date>2022-06-27T00:00:00</dc:date>
              <text:p text:style-name="P1">Ne fait pas la somme ?</text:p>
            </office:annotation>
            <text:p>99 700</text:p>
          </table:table-cell>
          <table:table-cell table:number-columns-repeated="2"/>
          <table:table-cell office:value-type="float" office:value="588600" calcext:value-type="float">
            <text:p>588 6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nelle</text:p>
          </table:table-cell>
          <table:table-cell office:value-type="float" office:value="3800" calcext:value-type="float">
            <text:p>3 800</text:p>
          </table:table-cell>
          <table:table-cell office:value-type="float" office:value="2400" calcext:value-type="float">
            <text:p>2 400</text:p>
          </table:table-cell>
          <table:table-cell office:value-type="float" office:value="1300" calcext:value-type="float">
            <text:p>1 300</text:p>
          </table:table-cell>
          <table:table-cell/>
          <table:table-cell table:style-name="Default"/>
          <table:table-cell/>
          <table:table-cell office:value-type="float" office:value="30600" calcext:value-type="float">
            <text:p>30 600</text:p>
          </table:table-cell>
          <table:table-cell office:value-type="float" office:value="800" calcext:value-type="float">
            <text:p>800</text:p>
          </table:table-cell>
          <table:table-cell table:number-columns-repeated="8"/>
          <table:table-cell office:value-type="float" office:value="25800" calcext:value-type="float">
            <text:p>25 800</text:p>
          </table:table-cell>
          <table:table-cell table:number-columns-repeated="2"/>
          <table:table-cell office:value-type="float" office:value="103900" calcext:value-type="float">
            <text:p>103 9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irofle et muscade</text:p>
          </table:table-cell>
          <table:table-cell table:number-columns-repeated="6"/>
          <table:table-cell office:value-type="float" office:value="24300" calcext:value-type="float">
            <text:p>24 300</text:p>
          </table:table-cell>
          <table:table-cell office:value-type="float" office:value="1100" calcext:value-type="float">
            <text:p>1 100</text:p>
          </table:table-cell>
          <table:table-cell office:value-type="float" office:value="300" calcext:value-type="float">
            <text:p>300</text:p>
          </table:table-cell>
          <table:table-cell table:number-columns-repeated="10"/>
          <table:table-cell office:value-type="float" office:value="88600" calcext:value-type="float">
            <text:p>88 6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oivre et piment</text:p>
          </table:table-cell>
          <table:table-cell office:value-type="float" office:value="53400" calcext:value-type="float">
            <text:p>53 400</text:p>
          </table:table-cell>
          <table:table-cell/>
          <table:table-cell office:value-type="float" office:value="278500" calcext:value-type="float">
            <text:p>278 500</text:p>
          </table:table-cell>
          <table:table-cell office:value-type="float" office:value="421800" calcext:value-type="float">
            <text:p>421 800</text:p>
          </table:table-cell>
          <table:table-cell table:number-columns-repeated="2"/>
          <table:table-cell office:value-type="float" office:value="1308000" calcext:value-type="float">
            <text:p>1 308 000</text:p>
          </table:table-cell>
          <table:table-cell office:value-type="float" office:value="704200" calcext:value-type="float">
            <text:p>704 200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85100" calcext:value-type="float">
            <text:p>85 100</text:p>
          </table:table-cell>
          <table:table-cell table:number-columns-repeated="2"/>
          <table:table-cell office:value-type="float" office:value="879300" calcext:value-type="float">
            <text:p>879 3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êtes de somme</text:p>
          </table:table-cell>
          <table:table-cell office:value-type="float" office:value="32800" calcext:value-type="float">
            <text:p>32 800</text:p>
          </table:table-cell>
          <table:table-cell/>
          <table:table-cell office:value-type="float" office:value="150700" calcext:value-type="float">
            <text:p>150 700</text:p>
          </table:table-cell>
          <table:table-cell table:number-columns-repeated="3"/>
          <table:table-cell office:value-type="float" office:value="340600" calcext:value-type="float">
            <text:p>340 600</text:p>
          </table:table-cell>
          <table:table-cell office:value-type="float" office:value="2016100" calcext:value-type="float">
            <text:p>2 016 100</text:p>
          </table:table-cell>
          <table:table-cell office:value-type="float" office:value="154500" calcext:value-type="float">
            <text:p>154 500</text:p>
          </table:table-cell>
          <table:table-cell office:value-type="float" office:value="555400" calcext:value-type="float">
            <text:p>555 400</text:p>
          </table:table-cell>
          <table:table-cell office:value-type="float" office:value="898500" calcext:value-type="float">
            <text:p>898 500</text:p>
          </table:table-cell>
          <table:table-cell table:number-columns-repeated="6"/>
          <table:table-cell office:value-type="float" office:value="17700" calcext:value-type="float">
            <text:p>17 7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anvre</text:p>
          </table:table-cell>
          <table:table-cell table:number-columns-repeated="2"/>
          <table:table-cell office:value-type="float" office:value="192200" calcext:value-type="float">
            <text:p>192 200</text:p>
          </table:table-cell>
          <table:table-cell office:value-type="float" office:value="466900" calcext:value-type="float">
            <text:p>466 900</text:p>
          </table:table-cell>
          <table:table-cell office:value-type="float" office:value="6900" calcext:value-type="float">
            <text:p>6 900</text:p>
          </table:table-cell>
          <table:table-cell/>
          <table:table-cell office:value-type="float" office:value="380000" calcext:value-type="float">
            <text:p>380 000</text:p>
          </table:table-cell>
          <table:table-cell office:value-type="float" office:value="43100" calcext:value-type="float">
            <text:p>43 100</text:p>
          </table:table-cell>
          <table:table-cell office:value-type="float" office:value="700000" calcext:value-type="float">
            <text:p>700 000</text:p>
          </table:table-cell>
          <table:table-cell office:value-type="float" office:value="1300" calcext:value-type="float">
            <text:p>1 300</text:p>
          </table:table-cell>
          <table:table-cell office:value-type="float" office:value="22800" calcext:value-type="float">
            <text:p>22 800</text:p>
          </table:table-cell>
          <table:table-cell office:value-type="float" office:value="43400" calcext:value-type="float">
            <text:p>43 400</text:p>
          </table:table-cell>
          <table:table-cell office:value-type="float" office:value="62100" calcext:value-type="float">
            <text:p>62 100</text:p>
          </table:table-cell>
          <table:table-cell office:value-type="float" office:value="11300" calcext:value-type="float">
            <text:p>11 300</text:p>
          </table:table-cell>
          <table:table-cell/>
          <table:table-cell office:value-type="float" office:value="4255600" calcext:value-type="float">
            <text:p>4 255 600</text:p>
          </table:table-cell>
          <table:table-cell/>
          <table:table-cell office:value-type="float" office:value="8000" calcext:value-type="float">
            <text:p>8 000</text:p>
          </table:table-cell>
          <table:table-cell office:value-type="float" office:value="1298800" calcext:value-type="float">
            <text:p>1 298 800</text:p>
          </table:table-cell>
          <table:table-cell office:value-type="float" office:value="6900800" calcext:value-type="float">
            <text:p>6 900 8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ton en masse</text:p>
          </table:table-cell>
          <table:table-cell office:value-type="float" office:value="3060900" calcext:value-type="float">
            <text:p>3 060 900</text:p>
          </table:table-cell>
          <table:table-cell office:value-type="float" office:value="11663400" calcext:value-type="float">
            <text:p>11 663 400</text:p>
          </table:table-cell>
          <table:table-cell office:value-type="float" office:value="727300" calcext:value-type="float">
            <text:p>727 300</text:p>
          </table:table-cell>
          <table:table-cell office:value-type="float" office:value="336400" calcext:value-type="float">
            <text:p>336 400</text:p>
          </table:table-cell>
          <table:table-cell office:value-type="float" office:value="945600" calcext:value-type="float">
            <text:p>945 600</text:p>
          </table:table-cell>
          <table:table-cell/>
          <table:table-cell office:value-type="float" office:value="10808200" calcext:value-type="float">
            <text:p>10 808 200</text:p>
          </table:table-cell>
          <table:table-cell office:value-type="float" office:value="1983500" calcext:value-type="float">
            <text:p>1 983 5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66100" calcext:value-type="float">
            <text:p>66 100</text:p>
          </table:table-cell>
          <table:table-cell office:value-type="float" office:value="224300" calcext:value-type="float">
            <text:p>224 300</text:p>
          </table:table-cell>
          <table:table-cell office:value-type="float" office:value="396900" calcext:value-type="float">
            <text:p>396 900</text:p>
          </table:table-cell>
          <table:table-cell table:number-columns-repeated="2"/>
          <table:table-cell office:value-type="float" office:value="28084500" calcext:value-type="float">
            <text:p>28 084 500</text:p>
          </table:table-cell>
          <table:table-cell office:value-type="float" office:value="5279000" calcext:value-type="float">
            <text:p>5 279 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il de lin et de chanvre</text:p>
          </table:table-cell>
          <table:table-cell table:number-columns-repeated="2"/>
          <table:table-cell office:value-type="float" office:value="20000" calcext:value-type="float">
            <text:p>20 000</text:p>
          </table:table-cell>
          <table:table-cell office:value-type="float" office:value="3500" calcext:value-type="float">
            <text:p>3 500</text:p>
          </table:table-cell>
          <table:table-cell table:number-columns-repeated="3"/>
          <table:table-cell office:value-type="float" office:value="3824200" calcext:value-type="float">
            <text:p>3 824 200</text:p>
          </table:table-cell>
          <table:table-cell office:value-type="float" office:value="284700" calcext:value-type="float">
            <text:p>284 700</text:p>
          </table:table-cell>
          <table:table-cell office:value-type="float" office:value="17100" calcext:value-type="float">
            <text:p>17 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ines ordinaires en masse</text:p>
          </table:table-cell>
          <table:table-cell office:value-type="float" office:value="7494000" calcext:value-type="float">
            <text:p>7 494 000</text:p>
          </table:table-cell>
          <table:table-cell office:value-type="float" office:value="292400" calcext:value-type="float">
            <text:p>292 400</text:p>
          </table:table-cell>
          <table:table-cell office:value-type="float" office:value="490500" calcext:value-type="float">
            <text:p>490 500</text:p>
          </table:table-cell>
          <table:table-cell office:value-type="float" office:value="1441500" calcext:value-type="float">
            <text:p>1 441 500</text:p>
          </table:table-cell>
          <table:table-cell office:value-type="float" office:value="873200" calcext:value-type="float">
            <text:p>873 200</text:p>
          </table:table-cell>
          <table:table-cell office:value-type="float" office:value="177000" calcext:value-type="float">
            <text:p>177 000</text:p>
          </table:table-cell>
          <table:table-cell office:value-type="float" office:value="421300" calcext:value-type="float">
            <text:p>421 300</text:p>
          </table:table-cell>
          <table:table-cell office:value-type="float" office:value="2633300" calcext:value-type="float">
            <text:p>2 633 300</text:p>
          </table:table-cell>
          <table:table-cell office:value-type="float" office:value="1941900" calcext:value-type="float">
            <text:p>1 941 900</text:p>
          </table:table-cell>
          <table:table-cell office:value-type="float" office:value="131900" calcext:value-type="float">
            <text:p>131 900</text:p>
          </table:table-cell>
          <table:table-cell office:value-type="float" office:value="364600" calcext:value-type="float">
            <text:p>364 600</text:p>
          </table:table-cell>
          <table:table-cell office:value-type="float" office:value="47400" calcext:value-type="float">
            <text:p>47 400</text:p>
          </table:table-cell>
          <table:table-cell office:value-type="float" office:value="365900" calcext:value-type="float">
            <text:p>365 900</text:p>
          </table:table-cell>
          <table:table-cell table:number-columns-repeated="2"/>
          <table:table-cell office:value-type="float" office:value="1600" calcext:value-type="float">
            <text:p>1 600</text:p>
          </table:table-cell>
          <table:table-cell/>
          <table:table-cell office:value-type="float" office:value="4242300" calcext:value-type="float">
            <text:p>4 242 3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aines mérinos lavées et en suint</text:p>
          </table:table-cell>
          <table:table-cell office:value-type="float" office:value="2389500" calcext:value-type="float">
            <text:p>2 389 500</text:p>
          </table:table-cell>
          <table:table-cell/>
          <table:table-cell office:value-type="float" office:value="1600" calcext:value-type="float">
            <text:p>1 600</text:p>
          </table:table-cell>
          <table:table-cell office:value-type="float" office:value="900" calcext:value-type="float">
            <text:p>900</text:p>
          </table:table-cell>
          <table:table-cell office:value-type="float" office:value="112700" calcext:value-type="float">
            <text:p>112 700</text:p>
          </table:table-cell>
          <table:table-cell/>
          <table:table-cell office:value-type="float" office:value="11200" calcext:value-type="float">
            <text:p>11 200</text:p>
          </table:table-cell>
          <table:table-cell office:value-type="float" office:value="249200" calcext:value-type="float">
            <text:p>249 200</text:p>
          </table:table-cell>
          <table:table-cell office:value-type="float" office:value="2093200" calcext:value-type="float">
            <text:p>2 093 200</text:p>
          </table:table-cell>
          <table:table-cell office:value-type="float" office:value="176500" calcext:value-type="float">
            <text:p>176 500</text:p>
          </table:table-cell>
          <table:table-cell office:value-type="float" office:value="231200" calcext:value-type="float">
            <text:p>231 200</text:p>
          </table:table-cell>
          <table:table-cell table:number-columns-repeated="4"/>
          <table:table-cell office:value-type="float" office:value="4600" calcext:value-type="float">
            <text:p>4 600</text:p>
          </table:table-cell>
          <table:table-cell/>
          <table:table-cell office:value-type="float" office:value="54700" calcext:value-type="float">
            <text:p>54 7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aines de chevron, poil de chameaux et vigogne</text:p>
          </table:table-cell>
          <table:table-cell table:number-columns-repeated="3"/>
          <table:table-cell office:value-type="float" office:value="94500" calcext:value-type="float">
            <text:p>94 500</text:p>
          </table:table-cell>
          <table:table-cell table:number-columns-repeated="2"/>
          <table:table-cell office:value-type="float" office:value="1500" calcext:value-type="float">
            <text:p>1 500</text:p>
          </table:table-cell>
          <table:table-cell/>
          <table:table-cell office:value-type="float" office:value="92400" calcext:value-type="float">
            <text:p>92 400</text:p>
          </table:table-cell>
          <table:table-cell office:value-type="float" office:value="34600" calcext:value-type="float">
            <text:p>34 600</text:p>
          </table:table-cell>
          <table:table-cell office:value-type="float" office:value="219600" calcext:value-type="float">
            <text:p>219 600</text:p>
          </table:table-cell>
          <table:table-cell table:number-columns-repeated="6"/>
          <table:table-cell office:value-type="float" office:value="621800" calcext:value-type="float">
            <text:p>621 8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n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181500" calcext:value-type="float">
            <text:p>2 181 500</text:p>
          </table:table-cell>
          <table:table-cell office:value-type="float" office:value="46700" calcext:value-type="float">
            <text:p>46 700</text:p>
          </table:table-cell>
          <table:table-cell/>
          <table:table-cell office:value-type="float" office:value="174300" calcext:value-type="float">
            <text:p>174 300</text:p>
          </table:table-cell>
          <table:table-cell table:number-columns-repeated="4"/>
          <table:table-cell office:value-type="float" office:value="15500" calcext:value-type="float">
            <text:p>15 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ils de chèvre, lièvre et lapin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9200" calcext:value-type="float">
            <text:p>9 200</text:p>
          </table:table-cell>
          <table:table-cell office:value-type="float" office:value="69400" calcext:value-type="float">
            <text:p>69 400</text:p>
          </table:table-cell>
          <table:table-cell office:value-type="float" office:value="17000" calcext:value-type="float">
            <text:p>17 0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53600" calcext:value-type="float">
            <text:p>153 600</text:p>
          </table:table-cell>
          <table:table-cell office:value-type="float" office:value="700" calcext:value-type="float">
            <text:p>700</text:p>
          </table:table-cell>
          <table:table-cell office:value-type="float" office:value="126400" calcext:value-type="float">
            <text:p>126 4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oies diverses</text:p>
          </table:table-cell>
          <table:table-cell office:value-type="float" office:value="23600" calcext:value-type="float">
            <text:p>23 600</text:p>
          </table:table-cell>
          <table:table-cell/>
          <table:table-cell office:value-type="float" office:value="2330500" calcext:value-type="float">
            <text:p>2 330 500</text:p>
          </table:table-cell>
          <table:table-cell office:value-type="float" office:value="8362700" calcext:value-type="float">
            <text:p>8 362 700</text:p>
          </table:table-cell>
          <table:table-cell office:value-type="float" office:value="1371700" calcext:value-type="float">
            <text:p>1 371 700</text:p>
          </table:table-cell>
          <table:table-cell/>
          <table:table-cell office:value-type="float" office:value="129100" calcext:value-type="float">
            <text:p>129 100</text:p>
          </table:table-cell>
          <table:table-cell office:value-type="float" office:value="58600" calcext:value-type="float">
            <text:p>58 600</text:p>
          </table:table-cell>
          <table:table-cell office:value-type="float" office:value="3100" calcext:value-type="float">
            <text:p>3 100</text:p>
          </table:table-cell>
          <table:table-cell office:value-type="float" office:value="274000" calcext:value-type="float">
            <text:p>274 000</text:p>
          </table:table-cell>
          <table:table-cell office:value-type="float" office:value="135200" calcext:value-type="float">
            <text:p>135 200</text:p>
          </table:table-cell>
          <table:table-cell table:number-columns-repeated="2"/>
          <table:table-cell office:value-type="float" office:value="9300" calcext:value-type="float">
            <text:p>9 300</text:p>
          </table:table-cell>
          <table:table-cell office:value-type="float" office:value="3300" calcext:value-type="float">
            <text:p>3 300</text:p>
          </table:table-cell>
          <table:table-cell/>
          <table:table-cell office:value-type="float" office:value="115700" calcext:value-type="float">
            <text:p>115 700</text:p>
          </table:table-cell>
          <table:table-cell office:value-type="float" office:value="922400" calcext:value-type="float">
            <text:p>922 400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iloselle et bourre de soie</text:p>
          </table:table-cell>
          <table:table-cell table:number-columns-repeated="2"/>
          <table:table-cell office:value-type="float" office:value="291300" calcext:value-type="float">
            <text:p>291 300</text:p>
          </table:table-cell>
          <table:table-cell office:value-type="float" office:value="108000" calcext:value-type="float">
            <text:p>108 000</text:p>
          </table:table-cell>
          <table:table-cell table:number-columns-repeated="2"/>
          <table:table-cell office:value-type="float" office:value="11000" calcext:value-type="float">
            <text:p>11 000</text:p>
          </table:table-cell>
          <table:table-cell office:value-type="float" office:value="1600" calcext:value-type="float">
            <text:p>1 600</text:p>
          </table:table-cell>
          <table:table-cell/>
          <table:table-cell office:value-type="float" office:value="1041100" calcext:value-type="float">
            <text:p>1 041 100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float" office:value="6100" calcext:value-type="float">
            <text:p>6 1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sistance</text:p>
          </table:table-cell>
          <table:table-cell table:formula="of:=SUM([.B3:.B16])" office:value-type="float" office:value="2853200" calcext:value-type="float">
            <text:p>2 853 200</text:p>
          </table:table-cell>
          <table:table-cell table:formula="of:=SUM([.C3:.C16])" office:value-type="float" office:value="801900" calcext:value-type="float">
            <text:p>801 900</text:p>
          </table:table-cell>
          <table:table-cell table:formula="of:=SUM([.D3:.D16])" office:value-type="float" office:value="16480300" calcext:value-type="float">
            <text:p>16 480 300</text:p>
          </table:table-cell>
          <table:table-cell table:formula="of:=SUM([.E3:.E16])" office:value-type="float" office:value="3399500" calcext:value-type="float">
            <text:p>3 399 500</text:p>
          </table:table-cell>
          <table:table-cell table:formula="of:=SUM([.F3:.F16])" office:value-type="float" office:value="1977400" calcext:value-type="float">
            <text:p>1 977 400</text:p>
          </table:table-cell>
          <table:table-cell table:formula="of:=SUM([.G3:.G16])" office:value-type="float" office:value="21100" calcext:value-type="float">
            <text:p>21 100</text:p>
          </table:table-cell>
          <table:table-cell table:formula="of:=SUM([.H3:.H16])" office:value-type="float" office:value="1162900" calcext:value-type="float">
            <text:p>1 162 900</text:p>
          </table:table-cell>
          <table:table-cell table:formula="of:=SUM([.I3:.I16])" office:value-type="float" office:value="12504900" calcext:value-type="float">
            <text:p>12 504 900</text:p>
          </table:table-cell>
          <table:table-cell table:formula="of:=SUM([.J3:.J16])" office:value-type="float" office:value="5755400" calcext:value-type="float">
            <text:p>5 755 400</text:p>
          </table:table-cell>
          <table:table-cell table:formula="of:=SUM([.K3:.K16])" office:value-type="float" office:value="3864500" calcext:value-type="float">
            <text:p>3 864 500</text:p>
          </table:table-cell>
          <table:table-cell table:formula="of:=SUM([.L3:.L16])" office:value-type="float" office:value="1364500" calcext:value-type="float">
            <text:p>1 364 500</text:p>
          </table:table-cell>
          <table:table-cell table:formula="of:=SUM([.M3:.M16])" office:value-type="float" office:value="1200" calcext:value-type="float">
            <text:p>1 200</text:p>
          </table:table-cell>
          <table:table-cell table:formula="of:=SUM([.N3:.N16])" office:value-type="float" office:value="61600" calcext:value-type="float">
            <text:p>61 600</text:p>
          </table:table-cell>
          <table:table-cell table:formula="of:=SUM([.O3:.O16])" office:value-type="float" office:value="700" calcext:value-type="float">
            <text:p>700</text:p>
          </table:table-cell>
          <table:table-cell table:formula="of:=SUM([.P3:.P16])" office:value-type="float" office:value="20800" calcext:value-type="float">
            <text:p>20 800</text:p>
          </table:table-cell>
          <table:table-cell table:formula="of:=SUM([.Q3:.Q16])" office:value-type="float" office:value="3034700" calcext:value-type="float">
            <text:p>3 034 700</text:p>
          </table:table-cell>
          <table:table-cell table:formula="of:=SUM([.R3:.R16])" office:value-type="float" office:value="791400" calcext:value-type="float">
            <text:p>791 400</text:p>
          </table:table-cell>
          <table:table-cell table:formula="of:=SUM([.S3:.S16])" office:value-type="float" office:value="1402400" calcext:value-type="float">
            <text:p>1 402 400</text:p>
          </table:table-cell>
          <table:table-cell table:formula="of:=SUM([.T3:.T16])" office:value-type="float" office:value="400" calcext:value-type="float">
            <text:p>400</text:p>
          </table:table-cell>
          <table:table-cell table:formula="of:=SUM([.U3:.U16])" office:value-type="float" office:value="58500" calcext:value-type="float">
            <text:p>58 5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issons</text:p>
          </table:table-cell>
          <table:table-cell table:formula="of:=SUM([.B17:.B20])" office:value-type="float" office:value="698300" calcext:value-type="float">
            <text:p>698 300</text:p>
          </table:table-cell>
          <table:table-cell table:formula="of:=SUM([.C17:.C20])" office:value-type="float" office:value="22300" calcext:value-type="float">
            <text:p>22 300</text:p>
          </table:table-cell>
          <table:table-cell table:formula="of:=SUM([.D17:.D20])" office:value-type="float" office:value="3600" calcext:value-type="float">
            <text:p>3 600</text:p>
          </table:table-cell>
          <table:table-cell table:formula="of:=SUM([.E17:.E20])" office:value-type="float" office:value="2500" calcext:value-type="float">
            <text:p>2 500</text:p>
          </table:table-cell>
          <table:table-cell table:formula="of:=SUM([.F17:.F20])" office:value-type="float" office:value="2500" calcext:value-type="float">
            <text:p>2 500</text:p>
          </table:table-cell>
          <table:table-cell table:formula="of:=SUM([.G17:.G20])" office:value-type="float" office:value="0" calcext:value-type="float">
            <text:p>0</text:p>
          </table:table-cell>
          <table:table-cell table:formula="of:=SUM([.H17:.H20])" office:value-type="float" office:value="63600" calcext:value-type="float">
            <text:p>63 600</text:p>
          </table:table-cell>
          <table:table-cell table:formula="of:=SUM([.I17:.I20])" office:value-type="float" office:value="28900" calcext:value-type="float">
            <text:p>28 900</text:p>
          </table:table-cell>
          <table:table-cell table:formula="of:=SUM([.J17:.J20])" office:value-type="float" office:value="16500" calcext:value-type="float">
            <text:p>16 500</text:p>
          </table:table-cell>
          <table:table-cell table:formula="of:=SUM([.K17:.K20])" office:value-type="float" office:value="13500" calcext:value-type="float">
            <text:p>13 500</text:p>
          </table:table-cell>
          <table:table-cell table:formula="of:=SUM([.L17:.L20])" office:value-type="float" office:value="5600" calcext:value-type="float">
            <text:p>5 600</text:p>
          </table:table-cell>
          <table:table-cell table:formula="of:=SUM([.M17:.M20])" office:value-type="float" office:value="0" calcext:value-type="float">
            <text:p>0</text:p>
          </table:table-cell>
          <table:table-cell table:formula="of:=SUM([.N17:.N20])" office:value-type="float" office:value="0" calcext:value-type="float">
            <text:p>0</text:p>
          </table:table-cell>
          <table:table-cell table:formula="of:=SUM([.O17:.O20])" office:value-type="float" office:value="3400" calcext:value-type="float">
            <text:p>3 400</text:p>
          </table:table-cell>
          <table:table-cell table:formula="of:=SUM([.P17:.P20])" office:value-type="float" office:value="0" calcext:value-type="float">
            <text:p>0</text:p>
          </table:table-cell>
          <table:table-cell table:formula="of:=SUM([.Q17:.Q20])" office:value-type="float" office:value="0" calcext:value-type="float">
            <text:p>0</text:p>
          </table:table-cell>
          <table:table-cell table:formula="of:=SUM([.R17:.R20])" office:value-type="float" office:value="2300" calcext:value-type="float">
            <text:p>2 300</text:p>
          </table:table-cell>
          <table:table-cell table:formula="of:=SUM([.S17:.S20])" office:value-type="float" office:value="12100" calcext:value-type="float">
            <text:p>12 100</text:p>
          </table:table-cell>
          <table:table-cell table:formula="of:=SUM([.T17:.T20])" office:value-type="float" office:value="900" calcext:value-type="float">
            <text:p>900</text:p>
          </table:table-cell>
          <table:table-cell table:formula="of:=SUM([.U17:.U20])" office:value-type="float" office:value="23800" calcext:value-type="float">
            <text:p>23 8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enrées coloniales</text:p>
          </table:table-cell>
          <table:table-cell table:formula="of:=SUM([.B21:.B26])" office:value-type="float" office:value="2647800" calcext:value-type="float">
            <text:p>2 647 800</text:p>
          </table:table-cell>
          <table:table-cell table:formula="of:=SUM([.C21:.C26])" office:value-type="float" office:value="514900" calcext:value-type="float">
            <text:p>514 900</text:p>
          </table:table-cell>
          <table:table-cell table:formula="of:=SUM([.D21:.D26])" office:value-type="float" office:value="48600" calcext:value-type="float">
            <text:p>48 600</text:p>
          </table:table-cell>
          <table:table-cell table:formula="of:=SUM([.E21:.E26])" office:value-type="float" office:value="77700" calcext:value-type="float">
            <text:p>77 700</text:p>
          </table:table-cell>
          <table:table-cell table:formula="of:=SUM([.F21:.F26])" office:value-type="float" office:value="600" calcext:value-type="float">
            <text:p>600</text:p>
          </table:table-cell>
          <table:table-cell table:formula="of:=SUM([.G21:.G26])" office:value-type="float" office:value="0" calcext:value-type="float">
            <text:p>0</text:p>
          </table:table-cell>
          <table:table-cell table:formula="of:=SUM([.H21:.H26])" office:value-type="float" office:value="818800" calcext:value-type="float">
            <text:p>818 800</text:p>
          </table:table-cell>
          <table:table-cell table:formula="of:=SUM([.I21:.I26])" office:value-type="float" office:value="48400" calcext:value-type="float">
            <text:p>48 400</text:p>
          </table:table-cell>
          <table:table-cell table:formula="of:=SUM([.J21:.J26])" office:value-type="float" office:value="8700" calcext:value-type="float">
            <text:p>8 700</text:p>
          </table:table-cell>
          <table:table-cell table:formula="of:=SUM([.K21:.K26])" office:value-type="float" office:value="7300" calcext:value-type="float">
            <text:p>7 300</text:p>
          </table:table-cell>
          <table:table-cell table:formula="of:=SUM([.L21:.L26])" office:value-type="float" office:value="0" calcext:value-type="float">
            <text:p>0</text:p>
          </table:table-cell>
          <table:table-cell table:formula="of:=SUM([.M21:.M26])" office:value-type="float" office:value="800" calcext:value-type="float">
            <text:p>800</text:p>
          </table:table-cell>
          <table:table-cell table:formula="of:=SUM([.N21:.N26])" office:value-type="float" office:value="6200" calcext:value-type="float">
            <text:p>6 200</text:p>
          </table:table-cell>
          <table:table-cell table:formula="of:=SUM([.O21:.O26])" office:value-type="float" office:value="156800" calcext:value-type="float">
            <text:p>156 800</text:p>
          </table:table-cell>
          <table:table-cell table:formula="of:=SUM([.P21:.P26])" office:value-type="float" office:value="0" calcext:value-type="float">
            <text:p>0</text:p>
          </table:table-cell>
          <table:table-cell table:formula="of:=SUM([.Q21:.Q26])" office:value-type="float" office:value="500" calcext:value-type="float">
            <text:p>500</text:p>
          </table:table-cell>
          <table:table-cell table:formula="of:=SUM([.R21:.R26])" office:value-type="float" office:value="155200" calcext:value-type="float">
            <text:p>155 200</text:p>
          </table:table-cell>
          <table:table-cell table:formula="of:=SUM([.S21:.S26])" office:value-type="float" office:value="99000" calcext:value-type="float">
            <text:p>99 000</text:p>
          </table:table-cell>
          <table:table-cell table:formula="of:=SUM([.T21:.T26])" office:value-type="float" office:value="12429500" calcext:value-type="float">
            <text:p>12 429 500</text:p>
          </table:table-cell>
          <table:table-cell table:formula="of:=SUM([.U21:.U26])" office:value-type="float" office:value="55231500" calcext:value-type="float">
            <text:p>55 231 5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Épiceries</text:p>
          </table:table-cell>
          <table:table-cell table:formula="of:=SUM([.B27:.B29])" office:value-type="float" office:value="57200" calcext:value-type="float">
            <text:p>57 200</text:p>
          </table:table-cell>
          <table:table-cell table:formula="of:=SUM([.C27:.C29])" office:value-type="float" office:value="2400" calcext:value-type="float">
            <text:p>2 400</text:p>
          </table:table-cell>
          <table:table-cell table:formula="of:=SUM([.D27:.D29])" office:value-type="float" office:value="279800" calcext:value-type="float">
            <text:p>279 800</text:p>
          </table:table-cell>
          <table:table-cell table:formula="of:=SUM([.E27:.E29])" office:value-type="float" office:value="421800" calcext:value-type="float">
            <text:p>421 800</text:p>
          </table:table-cell>
          <table:table-cell table:formula="of:=SUM([.F27:.F29])" office:value-type="float" office:value="0" calcext:value-type="float">
            <text:p>0</text:p>
          </table:table-cell>
          <table:table-cell table:formula="of:=SUM([.G27:.G29])" office:value-type="float" office:value="0" calcext:value-type="float">
            <text:p>0</text:p>
          </table:table-cell>
          <table:table-cell table:formula="of:=SUM([.H27:.H29])" office:value-type="float" office:value="1362900" calcext:value-type="float">
            <text:p>1 362 900</text:p>
          </table:table-cell>
          <table:table-cell table:formula="of:=SUM([.I27:.I29])" office:value-type="float" office:value="706100" calcext:value-type="float">
            <text:p>706 100</text:p>
          </table:table-cell>
          <table:table-cell table:formula="of:=SUM([.J27:.J29])" office:value-type="float" office:value="300" calcext:value-type="float">
            <text:p>300</text:p>
          </table:table-cell>
          <table:table-cell table:formula="of:=SUM([.K27:.K29])" office:value-type="float" office:value="0" calcext:value-type="float">
            <text:p>0</text:p>
          </table:table-cell>
          <table:table-cell table:formula="of:=SUM([.L27:.L29])" office:value-type="float" office:value="0" calcext:value-type="float">
            <text:p>0</text:p>
          </table:table-cell>
          <table:table-cell table:formula="of:=SUM([.M27:.M29])" office:value-type="float" office:value="0" calcext:value-type="float">
            <text:p>0</text:p>
          </table:table-cell>
          <table:table-cell table:formula="of:=SUM([.N27:.N29])" office:value-type="float" office:value="0" calcext:value-type="float">
            <text:p>0</text:p>
          </table:table-cell>
          <table:table-cell table:formula="of:=SUM([.O27:.O29])" office:value-type="float" office:value="500" calcext:value-type="float">
            <text:p>500</text:p>
          </table:table-cell>
          <table:table-cell table:formula="of:=SUM([.P27:.P29])" office:value-type="float" office:value="0" calcext:value-type="float">
            <text:p>0</text:p>
          </table:table-cell>
          <table:table-cell table:formula="of:=SUM([.Q27:.Q29])" office:value-type="float" office:value="0" calcext:value-type="float">
            <text:p>0</text:p>
          </table:table-cell>
          <table:table-cell table:formula="of:=SUM([.R27:.R29])" office:value-type="float" office:value="110900" calcext:value-type="float">
            <text:p>110 900</text:p>
          </table:table-cell>
          <table:table-cell table:formula="of:=SUM([.S27:.S29])" office:value-type="float" office:value="0" calcext:value-type="float">
            <text:p>0</text:p>
          </table:table-cell>
          <table:table-cell table:formula="of:=SUM([.T27:.T29])" office:value-type="float" office:value="0" calcext:value-type="float">
            <text:p>0</text:p>
          </table:table-cell>
          <table:table-cell table:formula="of:=SUM([.U27:.U29])" office:value-type="float" office:value="1071800" calcext:value-type="float">
            <text:p>1 071 8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otaux</text:p>
          </table:table-cell>
          <table:table-cell table:formula="of:=SUM([.B31:.B40])" office:value-type="float" office:value="12968000" calcext:value-type="float">
            <text:p>12 968 000</text:p>
          </table:table-cell>
          <table:table-cell table:formula="of:=SUM([.C31:.C40])" office:value-type="float" office:value="11955800" calcext:value-type="float">
            <text:p>11 955 800</text:p>
          </table:table-cell>
          <table:table-cell table:formula="of:=SUM([.D31:.D40])" office:value-type="float" office:value="4053400" calcext:value-type="float">
            <text:p>4 053 400</text:p>
          </table:table-cell>
          <table:table-cell table:formula="of:=SUM([.E31:.E40])" office:value-type="float" office:value="10815800" calcext:value-type="float">
            <text:p>10 815 800</text:p>
          </table:table-cell>
          <table:table-cell table:formula="of:=SUM([.F31:.F40])" office:value-type="float" office:value="3310100" calcext:value-type="float">
            <text:p>3 310 100</text:p>
          </table:table-cell>
          <table:table-cell table:formula="of:=SUM([.G31:.G40])" office:value-type="float" office:value="177000" calcext:value-type="float">
            <text:p>177 000</text:p>
          </table:table-cell>
          <table:table-cell table:formula="of:=SUM([.H31:.H40])" office:value-type="float" office:value="11772000" calcext:value-type="float">
            <text:p>11 772 000</text:p>
          </table:table-cell>
          <table:table-cell table:formula="of:=SUM([.I31:.I40])" office:value-type="float" office:value="11044400" calcext:value-type="float">
            <text:p>11 044 400</text:p>
          </table:table-cell>
          <table:table-cell table:formula="of:=SUM([.J31:.J40])" office:value-type="float" office:value="5179000" calcext:value-type="float">
            <text:p>5 179 000</text:p>
          </table:table-cell>
          <table:table-cell table:formula="of:=SUM([.K31:.K40])" office:value-type="float" office:value="1676900" calcext:value-type="float">
            <text:p>1 676 900</text:p>
          </table:table-cell>
          <table:table-cell table:formula="of:=SUM([.L31:.L40])" office:value-type="float" office:value="1148600" calcext:value-type="float">
            <text:p>1 148 600</text:p>
          </table:table-cell>
          <table:table-cell table:formula="of:=SUM([.M31:.M40])" office:value-type="float" office:value="156900" calcext:value-type="float">
            <text:p>156 900</text:p>
          </table:table-cell>
          <table:table-cell table:formula="of:=SUM([.N31:.N40])" office:value-type="float" office:value="652300" calcext:value-type="float">
            <text:p>652 300</text:p>
          </table:table-cell>
          <table:table-cell table:formula="of:=SUM([.O31:.O40])" office:value-type="float" office:value="417500" calcext:value-type="float">
            <text:p>417 500</text:p>
          </table:table-cell>
          <table:table-cell table:formula="of:=SUM([.P31:.P40])" office:value-type="float" office:value="3300" calcext:value-type="float">
            <text:p>3 300</text:p>
          </table:table-cell>
          <table:table-cell table:formula="of:=SUM([.Q31:.Q40])" office:value-type="float" office:value="4430900" calcext:value-type="float">
            <text:p>4 430 900</text:p>
          </table:table-cell>
          <table:table-cell table:formula="of:=SUM([.R31:.R40])" office:value-type="float" office:value="28200900" calcext:value-type="float">
            <text:p>28 200 900</text:p>
          </table:table-cell>
          <table:table-cell table:formula="of:=SUM([.S31:.S40])" office:value-type="float" office:value="11260700" calcext:value-type="float">
            <text:p>11 260 700</text:p>
          </table:table-cell>
          <table:table-cell table:formula="of:=SUM([.T31:.T40])" office:value-type="float" office:value="1298800" calcext:value-type="float">
            <text:p>1 298 800</text:p>
          </table:table-cell>
          <table:table-cell table:formula="of:=SUM([.U31:.U40])" office:value-type="float" office:value="6901700" calcext:value-type="float">
            <text:p>6 901 700</text:p>
          </table:table-cell>
          <table:table-cell table:number-columns-repeated="100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27T12:37:32.282315520</meta:creation-date>
    <dc:date>2022-06-27T15:08:03.077608099</dc:date>
    <meta:editing-duration>PT25M52S</meta:editing-duration>
    <meta:editing-cycles>2</meta:editing-cycles>
    <meta:generator>LibreOffice/7.2.2.2$MacOSX_X86_64 LibreOffice_project/02b2acce88a210515b4a5bb2e46cbfb63fe97d56</meta:generator>
    <meta:document-statistic meta:table-count="1" meta:cell-count="518" meta:object-count="0"/>
  </office:meta>
</office:document-meta>
</file>